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9" style:family="paragraph" style:parent-style-name="Thesis_5f_caption">
      <style:text-properties officeooo:paragraph-rsid="009e5438"/>
    </style:style>
    <style:style style:name="P10" style:family="paragraph" style:parent-style-name="Thesis_5f_caption">
      <style:text-properties officeooo:paragraph-rsid="00bb50a9"/>
    </style:style>
    <style:style style:name="P11" style:family="paragraph" style:parent-style-name="Thesis_5f_body" style:list-style-name="L1">
      <style:text-properties officeooo:paragraph-rsid="0040beaf"/>
    </style:style>
    <style:style style:name="P12" style:family="paragraph" style:parent-style-name="Thesis_5f_body" style:list-style-name="L2">
      <style:text-properties officeooo:paragraph-rsid="0040beaf"/>
    </style:style>
    <style:style style:name="P13" style:family="paragraph" style:parent-style-name="Thesis_5f_body" style:list-style-name="L3">
      <style:text-properties officeooo:paragraph-rsid="0040beaf"/>
    </style:style>
    <style:style style:name="P14" style:family="paragraph" style:parent-style-name="Thesis_5f_body" style:list-style-name="L5">
      <style:text-properties officeooo:paragraph-rsid="0040beaf"/>
    </style:style>
    <style:style style:name="P15" style:family="paragraph" style:parent-style-name="Thesis_5f_body" style:list-style-name="L4">
      <style:paragraph-properties fo:margin-left="1.251cm" fo:margin-right="0cm" fo:text-indent="-0.635cm" style:auto-text-indent="false"/>
      <style:text-properties officeooo:paragraph-rsid="0040beaf"/>
    </style:style>
    <style:style style:name="P16" style:family="paragraph" style:parent-style-name="Thesis_5f_Heading3" style:list-style-name="Thesis_5f_numbering">
      <style:text-properties officeooo:paragraph-rsid="0040beaf"/>
    </style:style>
    <style:style style:name="P17" style:family="paragraph" style:parent-style-name="Thesis_5f_Heading1" style:list-style-name="Thesis_5f_numbering" style:master-page-name="Thesis_5f_bodyPage">
      <style:paragraph-properties style:page-number="auto" fo:break-before="auto" fo:break-after="auto" style:writing-mode="page"/>
      <style:text-properties officeooo:paragraph-rsid="0040beaf"/>
    </style:style>
    <style:style style:name="P18" style:family="paragraph" style:parent-style-name="Thesis_5f_Heading2" style:list-style-name="Thesis_5f_numbering">
      <style:text-properties officeooo:paragraph-rsid="0040beaf"/>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abe1e3"/>
    </style:style>
    <style:style style:name="T28" style:family="text">
      <style:text-properties fo:language="ru" fo:country="RU"/>
    </style:style>
    <style:style style:name="T29" style:family="text">
      <style:text-properties fo:language="ru" fo:country="RU" officeooo:rsid="00bb2a88" fo:background-color="transparent" loext:char-shading-value="0"/>
    </style:style>
    <style:style style:name="T30" style:family="text">
      <style:text-properties fo:language="ru" fo:country="RU" officeooo:rsid="00abe1e3" fo:background-color="transparent" loext:char-shading-value="0"/>
    </style:style>
    <style:style style:name="T31" style:family="text">
      <style:text-properties fo:language="ru" fo:country="RU" officeooo:rsid="00999476"/>
    </style:style>
    <style:style style:name="T32" style:family="text">
      <style:text-properties fo:language="ru" fo:country="RU" officeooo:rsid="00987ce7"/>
    </style:style>
    <style:style style:name="T33" style:family="text">
      <style:text-properties fo:language="ru" fo:country="RU" officeooo:rsid="0099e240"/>
    </style:style>
    <style:style style:name="T34" style:family="text">
      <style:text-properties fo:language="ru" fo:country="RU" officeooo:rsid="009aaf09"/>
    </style:style>
    <style:style style:name="T35" style:family="text">
      <style:text-properties fo:language="ru" fo:country="RU" officeooo:rsid="013b86ed"/>
    </style:style>
    <style:style style:name="T36" style:family="text">
      <style:text-properties fo:language="ru" fo:country="RU" officeooo:rsid="009b9570"/>
    </style:style>
    <style:style style:name="T37" style:family="text">
      <style:text-properties fo:language="ru" fo:country="RU" officeooo:rsid="013d45e1"/>
    </style:style>
    <style:style style:name="T38" style:family="text">
      <style:text-properties fo:language="ru" fo:country="RU" officeooo:rsid="009f7137"/>
    </style:style>
    <style:style style:name="T39" style:family="text">
      <style:text-properties fo:language="ru" fo:country="RU" officeooo:rsid="0096b778"/>
    </style:style>
    <style:style style:name="T40" style:family="text">
      <style:text-properties fo:language="ru" fo:country="RU" officeooo:rsid="0096b778" fo:background-color="#ffff00" loext:char-shading-value="0"/>
    </style:style>
    <style:style style:name="T41" style:family="text">
      <style:text-properties fo:language="en" fo:country="US"/>
    </style:style>
    <style:style style:name="T42" style:family="text">
      <style:text-properties fo:language="en" fo:country="US" officeooo:rsid="00bb2a88" fo:background-color="transparent" loext:char-shading-value="0"/>
    </style:style>
    <style:style style:name="T43" style:family="text">
      <style:text-properties fo:language="en" fo:country="US" officeooo:rsid="00abe1e3" fo:background-color="transparent" loext:char-shading-value="0"/>
    </style:style>
    <style:style style:name="T44" style:family="text">
      <style:text-properties officeooo:rsid="00be73a2"/>
    </style:style>
    <style:style style:name="T45" style:family="text">
      <style:text-properties officeooo:rsid="00be9ec1"/>
    </style:style>
    <style:style style:name="T46" style:family="text">
      <style:text-properties officeooo:rsid="00bf7227"/>
    </style:style>
    <style:style style:name="T47" style:family="text">
      <style:text-properties officeooo:rsid="00c0a1c9"/>
    </style:style>
    <style:style style:name="T48" style:family="text">
      <style:text-properties officeooo:rsid="00951a8c"/>
    </style:style>
    <style:style style:name="T49" style:family="text">
      <style:text-properties officeooo:rsid="00856067"/>
    </style:style>
    <style:style style:name="T50" style:family="text">
      <style:text-properties officeooo:rsid="008842af"/>
    </style:style>
    <style:style style:name="T51" style:family="text">
      <style:text-properties style:font-name="Times New Roman4" fo:font-size="12pt" fo:language="bg" fo:country="BG" style:font-size-asian="12pt" style:font-name-complex="Times New Roman5" style:font-size-complex="12pt"/>
    </style:style>
    <style:style style:name="T52" style:family="text">
      <style:text-properties style:font-name="Times New Roman4" fo:font-size="12pt" fo:language="bg" fo:country="BG" officeooo:rsid="00c84581" style:font-size-asian="12pt" style:font-name-complex="Times New Roman5" style:font-size-complex="12pt"/>
    </style:style>
    <style:style style:name="T53" style:family="text">
      <style:text-properties style:font-name="Times New Roman4" fo:font-size="12pt" fo:language="bg" fo:country="BG" officeooo:rsid="0053c131" style:font-size-asian="12pt" style:font-name-complex="Times New Roman5" style:font-size-complex="12pt"/>
    </style:style>
    <style:style style:name="T54" style:family="text">
      <style:text-properties style:font-name="Times New Roman4" fo:font-size="12pt" fo:language="bg" fo:country="BG" officeooo:rsid="0012bd16" style:font-size-asian="12pt" style:font-name-complex="Times New Roman5" style:font-size-complex="12pt"/>
    </style:style>
    <style:style style:name="T55" style:family="text">
      <style:text-properties style:font-name="Times New Roman4" fo:font-size="12pt" fo:language="bg" fo:country="BG" officeooo:rsid="00c9a676" style:font-size-asian="12pt" style:font-name-complex="Times New Roman5" style:font-size-complex="12pt"/>
    </style:style>
    <style:style style:name="T56" style:family="text">
      <style:text-properties style:font-name="Times New Roman4" fo:font-size="12pt" fo:language="bg" fo:country="BG" officeooo:rsid="0057413d" style:font-size-asian="12pt" style:font-name-complex="Times New Roman5" style:font-size-complex="12pt"/>
    </style:style>
    <style:style style:name="T57" style:family="text">
      <style:text-properties style:font-name="Times New Roman4" fo:font-size="12pt" fo:language="bg" fo:country="BG" officeooo:rsid="005a484c" style:font-size-asian="12pt" style:font-name-complex="Times New Roman5" style:font-size-complex="12pt"/>
    </style:style>
    <style:style style:name="T58" style:family="text">
      <style:text-properties style:font-name="Times New Roman4" fo:font-size="12pt" fo:language="bg" fo:country="BG" officeooo:rsid="00611647" style:font-size-asian="12pt" style:font-name-complex="Times New Roman5" style:font-size-complex="12pt"/>
    </style:style>
    <style:style style:name="T59" style:family="text">
      <style:text-properties style:font-name="Times New Roman4" fo:font-size="12pt" fo:language="bg" fo:country="BG" officeooo:rsid="0060d88a" style:font-size-asian="12pt" style:font-name-complex="Times New Roman5" style:font-size-complex="12pt"/>
    </style:style>
    <style:style style:name="T60" style:family="text">
      <style:text-properties style:font-name="Times New Roman4" fo:font-size="12pt" fo:language="bg" fo:country="BG" officeooo:rsid="005ab7cd" style:font-size-asian="12pt" style:font-name-complex="Times New Roman5" style:font-size-complex="12pt"/>
    </style:style>
    <style:style style:name="T61" style:family="text">
      <style:text-properties style:font-name="Times New Roman4" fo:font-size="12pt" fo:language="bg" fo:country="BG" officeooo:rsid="005dbd5e" style:font-size-asian="12pt" style:font-name-complex="Times New Roman5" style:font-size-complex="12pt"/>
    </style:style>
    <style:style style:name="T62" style:family="text">
      <style:text-properties style:font-name="Times New Roman4" fo:font-size="12pt" fo:language="bg" fo:country="BG" officeooo:rsid="005dd472" style:font-size-asian="12pt" style:font-name-complex="Times New Roman5" style:font-size-complex="12pt"/>
    </style:style>
    <style:style style:name="T63" style:family="text">
      <style:text-properties style:font-name="Times New Roman4" fo:font-size="12pt" fo:language="bg" fo:country="BG" officeooo:rsid="005df613" style:font-size-asian="12pt" style:font-name-complex="Times New Roman5" style:font-size-complex="12pt"/>
    </style:style>
    <style:style style:name="T64" style:family="text">
      <style:text-properties style:font-name="Times New Roman4" fo:font-size="12pt" fo:language="bg" fo:country="BG" officeooo:rsid="00a4ad32" style:font-size-asian="12pt" style:font-name-complex="Times New Roman5" style:font-size-complex="12pt"/>
    </style:style>
    <style:style style:name="T65" style:family="text">
      <style:text-properties style:font-name="Times New Roman4" fo:font-size="12pt" fo:language="bg" fo:country="BG" officeooo:rsid="0031953b" style:font-size-asian="12pt" style:font-name-complex="Times New Roman5" style:font-size-complex="12pt"/>
    </style:style>
    <style:style style:name="T66" style:family="text">
      <style:text-properties style:font-name="Times New Roman4" fo:font-size="12pt" fo:language="bg" fo:country="BG" officeooo:rsid="006864ca" style:font-size-asian="12pt" style:font-name-complex="Times New Roman5" style:font-size-complex="12pt"/>
    </style:style>
    <style:style style:name="T67" style:family="text">
      <style:text-properties style:font-name="Times New Roman4" fo:font-size="12pt" fo:language="bg" fo:country="BG" officeooo:rsid="0061c003" style:font-size-asian="12pt" style:font-name-complex="Times New Roman5" style:font-size-complex="12pt"/>
    </style:style>
    <style:style style:name="T68" style:family="text">
      <style:text-properties style:font-name="Times New Roman4" fo:font-size="12pt" fo:language="bg" fo:country="BG" officeooo:rsid="00632eeb" style:font-size-asian="12pt" style:font-name-complex="Times New Roman5" style:font-size-complex="12pt"/>
    </style:style>
    <style:style style:name="T69" style:family="text">
      <style:text-properties style:font-name="Times New Roman4" fo:font-size="12pt" fo:language="bg" fo:country="BG" officeooo:rsid="00637b91" style:font-size-asian="12pt" style:font-name-complex="Times New Roman5" style:font-size-complex="12pt"/>
    </style:style>
    <style:style style:name="T70" style:family="text">
      <style:text-properties style:font-name="Times New Roman4" fo:font-size="12pt" fo:language="bg" fo:country="BG" officeooo:rsid="008d93ac" style:font-size-asian="12pt" style:font-name-complex="Times New Roman5" style:font-size-complex="12pt"/>
    </style:style>
    <style:style style:name="T71" style:family="text">
      <style:text-properties style:font-name="Times New Roman4" fo:font-size="12pt" fo:language="bg" fo:country="BG" officeooo:rsid="007db0ba" style:font-size-asian="12pt" style:font-name-complex="Times New Roman5" style:font-size-complex="12pt"/>
    </style:style>
    <style:style style:name="T72" style:family="text">
      <style:text-properties style:font-name="Times New Roman4" fo:font-size="12pt" fo:language="bg" fo:country="BG" officeooo:rsid="00caae63" style:font-size-asian="12pt" style:font-name-complex="Times New Roman5" style:font-size-complex="12pt"/>
    </style:style>
    <style:style style:name="T73" style:family="text">
      <style:text-properties style:font-name="Times New Roman4" fo:font-size="12pt" fo:language="bg" fo:country="BG" officeooo:rsid="0014f9b7" style:font-size-asian="12pt" style:font-name-complex="Times New Roman5" style:font-size-complex="12pt"/>
    </style:style>
    <style:style style:name="T74" style:family="text">
      <style:text-properties style:font-name="Times New Roman4" fo:font-size="12pt" fo:language="bg" fo:country="BG" officeooo:rsid="0074dccf" style:font-size-asian="12pt" style:font-name-complex="Times New Roman5" style:font-size-complex="12pt"/>
    </style:style>
    <style:style style:name="T75" style:family="text">
      <style:text-properties style:font-name="Times New Roman4" fo:font-size="12pt" fo:language="bg" fo:country="BG" officeooo:rsid="00749b8c" style:font-size-asian="12pt" style:font-name-complex="Times New Roman5" style:font-size-complex="12pt"/>
    </style:style>
    <style:style style:name="T76" style:family="text">
      <style:text-properties style:font-name="Times New Roman4" fo:font-size="12pt" fo:language="bg" fo:country="BG" officeooo:rsid="007f5828" style:font-size-asian="12pt" style:font-name-complex="Times New Roman5" style:font-size-complex="12pt"/>
    </style:style>
    <style:style style:name="T77" style:family="text">
      <style:text-properties style:font-name="Times New Roman4" fo:font-size="12pt" fo:language="bg" fo:country="BG" officeooo:rsid="0081ff08" style:font-size-asian="12pt" style:font-name-complex="Times New Roman5" style:font-size-complex="12pt"/>
    </style:style>
    <style:style style:name="T78" style:family="text">
      <style:text-properties style:font-name="Times New Roman4" fo:font-size="12pt" fo:language="bg" fo:country="BG" officeooo:rsid="00151f4b" style:font-size-asian="12pt" style:font-name-complex="Times New Roman5" style:font-size-complex="12pt"/>
    </style:style>
    <style:style style:name="T79" style:family="text">
      <style:text-properties style:font-name="Times New Roman4" fo:font-size="12pt" fo:language="bg" fo:country="BG" officeooo:rsid="00366359" style:font-size-asian="12pt" style:font-name-complex="Times New Roman5" style:font-size-complex="12pt"/>
    </style:style>
    <style:style style:name="T80" style:family="text">
      <style:text-properties style:font-name="Times New Roman4" fo:font-size="12pt" fo:language="bg" fo:country="BG" officeooo:rsid="00a7d5a3" style:font-size-asian="12pt" style:font-name-complex="Times New Roman5" style:font-size-complex="12pt"/>
    </style:style>
    <style:style style:name="T81" style:family="text">
      <style:text-properties style:font-name="Times New Roman4" fo:font-size="12pt" fo:language="bg" fo:country="BG" officeooo:rsid="00376847" style:font-size-asian="12pt" style:font-name-complex="Times New Roman5" style:font-size-complex="12pt"/>
    </style:style>
    <style:style style:name="T82" style:family="text">
      <style:text-properties style:font-name="Times New Roman4" fo:font-size="12pt" fo:language="bg" fo:country="BG" fo:font-weight="normal" style:font-size-asian="12pt" style:font-weight-asian="normal" style:font-name-complex="Times New Roman5" style:font-size-complex="12pt"/>
    </style:style>
    <style:style style:name="T83"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7"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9"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00" style:family="text">
      <style:text-properties style:font-name="Times New Roman4" fo:font-size="12pt" fo:language="bg" fo:country="BG"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3"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4" style:family="text">
      <style:text-properties style:font-name="Times New Roman4" fo:font-size="12pt" fo:language="ru" fo:country="RU" style:font-size-asian="12pt" style:font-name-complex="Times New Roman5" style:font-size-complex="12pt"/>
    </style:style>
    <style:style style:name="T105" style:family="text">
      <style:text-properties style:font-name="Times New Roman4" fo:font-size="12pt" fo:language="ru" fo:country="RU" officeooo:rsid="0014f9b7" style:font-size-asian="12pt" style:font-name-complex="Times New Roman5" style:font-size-complex="12pt"/>
    </style:style>
    <style:style style:name="T106" style:family="text">
      <style:text-properties style:font-name="Times New Roman4" fo:font-size="12pt" fo:language="ru" fo:country="RU" officeooo:rsid="00a4ad32" style:font-size-asian="12pt" style:font-name-complex="Times New Roman5" style:font-size-complex="12pt"/>
    </style:style>
    <style:style style:name="T107" style:family="text">
      <style:text-properties style:font-name="Times New Roman4" fo:font-size="12pt" fo:language="ru" fo:country="RU" officeooo:rsid="00376847" style:font-size-asian="12pt" style:font-name-complex="Times New Roman5" style:font-size-complex="12pt"/>
    </style:style>
    <style:style style:name="T108" style:family="text">
      <style:text-properties style:font-name="Times New Roman4" fo:font-size="12pt" fo:language="ru" fo:country="RU" officeooo:rsid="001f12ee" style:font-size-asian="12pt" style:font-name-complex="Times New Roman5" style:font-size-complex="12pt"/>
    </style:style>
    <style:style style:name="T109" style:family="text">
      <style:text-properties style:font-name="Times New Roman4" fo:font-size="12pt" fo:language="ru" fo:country="RU" officeooo:rsid="00a8c66b" style:font-size-asian="12pt" style:font-name-complex="Times New Roman5" style:font-size-complex="12pt"/>
    </style:style>
    <style:style style:name="T110" style:family="text">
      <style:text-properties style:font-name="Times New Roman4" fo:font-size="12pt" fo:language="ru" fo:country="RU" officeooo:rsid="00273e33" style:font-size-asian="12pt" style:font-name-complex="Times New Roman5" style:font-size-complex="12pt"/>
    </style:style>
    <style:style style:name="T111" style:family="text">
      <style:text-properties style:font-name="Times New Roman4" fo:font-size="12pt" fo:language="ru" fo:country="RU" officeooo:rsid="00426802" style:font-size-asian="12pt" style:font-name-complex="Times New Roman5" style:font-size-complex="12pt"/>
    </style:style>
    <style:style style:name="T112" style:family="text">
      <style:text-properties style:font-name="Times New Roman4" fo:font-size="12pt" fo:language="ru" fo:country="RU" officeooo:rsid="0030c638" style:font-size-asian="12pt" style:font-name-complex="Times New Roman5" style:font-size-complex="12pt"/>
    </style:style>
    <style:style style:name="T113" style:family="text">
      <style:text-properties style:font-name="Times New Roman4" fo:font-size="12pt" fo:language="ru" fo:country="RU" officeooo:rsid="004a1458" style:font-size-asian="12pt" style:font-name-complex="Times New Roman5" style:font-size-complex="12pt"/>
    </style:style>
    <style:style style:name="T114" style:family="text">
      <style:text-properties style:font-name="Times New Roman4" fo:font-size="12pt" fo:language="ru" fo:country="RU" officeooo:rsid="00a95b9b" style:font-size-asian="12pt" style:font-name-complex="Times New Roman5" style:font-size-complex="12pt"/>
    </style:style>
    <style:style style:name="T115" style:family="text">
      <style:text-properties style:font-name="Times New Roman4" fo:font-size="12pt" fo:language="ru" fo:country="RU" officeooo:rsid="002ea74a" style:font-size-asian="12pt" style:font-name-complex="Times New Roman5" style:font-size-complex="12pt"/>
    </style:style>
    <style:style style:name="T116" style:family="text">
      <style:text-properties style:font-name="Times New Roman4" fo:font-size="12pt" fo:language="ru" fo:country="RU" officeooo:rsid="004b24a4" style:font-size-asian="12pt" style:font-name-complex="Times New Roman5" style:font-size-complex="12pt"/>
    </style:style>
    <style:style style:name="T117" style:family="text">
      <style:text-properties style:font-name="Times New Roman4" fo:font-size="12pt" fo:language="ru" fo:country="RU" officeooo:rsid="00a9a888" style:font-size-asian="12pt" style:font-name-complex="Times New Roman5" style:font-size-complex="12pt"/>
    </style:style>
    <style:style style:name="T118"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style>
    <style:style style:name="T120"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1" style:family="text">
      <style:text-properties style:font-name="Times New Roman4" fo:font-size="12pt" fo:language="ru" fo:country="RU" fo:background-color="#ffff00" loext:char-shading-value="0" style:font-size-asian="12pt" style:font-name-complex="Times New Roman5" style:font-size-complex="12pt"/>
    </style:style>
    <style:style style:name="T122"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3" style:family="text">
      <style:text-properties style:font-name="Times New Roman4" fo:font-size="12pt" style:font-size-asian="12pt" style:font-name-complex="Times New Roman5" style:font-size-complex="12pt"/>
    </style:style>
    <style:style style:name="T124" style:family="text">
      <style:text-properties style:font-name="Times New Roman4" fo:font-size="12pt" officeooo:rsid="004a1458" style:font-size-asian="12pt" style:font-name-complex="Times New Roman5" style:font-size-complex="12pt"/>
    </style:style>
    <style:style style:name="T125" style:family="text">
      <style:text-properties style:font-name="Times New Roman4" fo:font-size="12pt" officeooo:rsid="004a222c" style:font-size-asian="12pt" style:font-name-complex="Times New Roman5" style:font-size-complex="12pt"/>
    </style:style>
    <style:style style:name="T126" style:family="text">
      <style:text-properties style:font-name="Times New Roman4" fo:font-size="12pt" fo:language="en" fo:country="US" style:font-size-asian="12pt" style:font-name-complex="Times New Roman5" style:font-size-complex="12pt"/>
    </style:style>
    <style:style style:name="T127" style:family="text">
      <style:text-properties style:font-name="Times New Roman4" fo:font-size="12pt" fo:language="en" fo:country="US" fo:background-color="#ffff00" loext:char-shading-value="0" style:font-size-asian="12pt" style:font-name-complex="Times New Roman5" style:font-size-complex="12pt"/>
    </style:style>
    <style:style style:name="T128" style:family="text">
      <style:text-properties style:font-name="Times New Roman4" fo:font-size="12pt" fo:language="en" fo:country="US" fo:font-style="italic" style:font-size-asian="12pt" style:font-style-asian="italic" style:font-name-complex="Times New Roman5" style:font-size-complex="12pt"/>
    </style:style>
    <style:style style:name="T129"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30"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1"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style>
    <style:style style:name="T134" style:family="text">
      <style:text-properties style:font-name="Times New Roman4" fo:font-size="12pt" fo:font-style="italic" style:font-size-asian="12pt" style:font-style-asian="italic" style:font-name-complex="Times New Roman5" style:font-size-complex="12pt" style:font-style-complex="italic"/>
    </style:style>
    <style:style style:name="T135" style:family="text">
      <style:text-properties style:font-name="Times New Roman4" fo:font-size="12pt" fo:background-color="#ffff00" loext:char-shading-value="0" style:font-size-asian="12pt" style:font-name-complex="Times New Roman5" style:font-size-complex="12pt"/>
    </style:style>
    <style:style style:name="T136" style:family="text">
      <style:text-properties style:font-name="Times New Roman4" fo:font-size="12pt" fo:font-style="normal" style:font-size-asian="12pt" style:font-style-asian="normal" style:font-name-complex="Times New Roman5" style:font-size-complex="12pt" style:font-style-complex="normal"/>
    </style:style>
    <style:style style:name="T137" style:family="text">
      <style:text-properties officeooo:rsid="00b56c93"/>
    </style:style>
    <style:style style:name="T138" style:family="text">
      <style:text-properties officeooo:rsid="00b5244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officeooo:rsid="00a20ecd"/>
    </style:style>
    <style:style style:name="T144" style:family="text">
      <style:text-properties fo:font-variant="normal" fo:text-transform="none" style:text-position="0% 100%" fo:font-style="normal" style:text-underline-style="none" fo:font-weight="normal"/>
    </style:style>
    <style:style style:name="T14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6" style:family="text">
      <style:text-properties officeooo:rsid="00864205"/>
    </style:style>
    <style:style style:name="T147" style:family="text">
      <style:text-properties officeooo:rsid="00a4ad32"/>
    </style:style>
    <style:style style:name="T148" style:family="text">
      <style:text-properties officeooo:rsid="003661d1"/>
    </style:style>
    <style:style style:name="T149" style:family="text">
      <style:text-properties fo:color="#000000" style:font-name="Times New Roman4" fo:font-size="12pt" fo:language="bg" fo:country="BG" style:font-size-asian="12pt" style:font-name-complex="Times New Roman5" style:font-size-complex="12pt"/>
    </style:style>
    <style:style style:name="T150" style:family="text">
      <style:text-properties fo:color="#000000" style:font-name="Times New Roman4" fo:font-size="12pt" fo:language="ru" fo:country="RU" style:font-size-asian="12pt" style:font-name-complex="Times New Roman5" style:font-size-complex="12pt"/>
    </style:style>
    <style:style style:name="T151" style:family="text">
      <style:text-properties officeooo:rsid="00947f47"/>
    </style:style>
    <style:style style:name="T152" style:family="text">
      <style:text-properties fo:language="en" fo:country="GB"/>
    </style:style>
    <style:style style:name="T153" style:family="text">
      <style:text-properties officeooo:rsid="013d45e1"/>
    </style:style>
    <style:style style:name="T154" style:family="text">
      <style:text-properties fo:language="bg" fo:country="BG"/>
    </style:style>
    <style:style style:name="T155" style:family="text">
      <style:text-properties fo:language="bg" fo:country="BG" officeooo:rsid="009b9570"/>
    </style:style>
    <style:style style:name="T156" style:family="text">
      <style:text-properties fo:color="#00cc33" style:font-name="Times New Roman4" fo:font-size="12pt" fo:language="bg" fo:country="BG" style:font-size-asian="12pt" style:font-name-complex="Times New Roman5" style:font-size-complex="12pt"/>
    </style:style>
    <style:style style:name="T157" style:family="text">
      <style:text-properties officeooo:rsid="004a1458"/>
    </style:style>
    <style:style style:name="T158" style:family="text">
      <style:text-properties officeooo:rsid="0085981f"/>
    </style:style>
    <style:style style:name="T159" style:family="text">
      <style:text-properties officeooo:rsid="00167448"/>
    </style:style>
    <style:style style:name="T160" style:family="text">
      <style:text-properties officeooo:rsid="00207c4a"/>
    </style:style>
    <style:style style:name="T161" style:family="text">
      <style:text-properties officeooo:rsid="0022024b"/>
    </style:style>
    <style:style style:name="T162" style:family="text">
      <style:text-properties officeooo:rsid="0025e4b6"/>
    </style:style>
    <style:style style:name="T163" style:family="text">
      <style:text-properties officeooo:rsid="0029e90e"/>
    </style:style>
    <style:style style:name="T164" style:family="text">
      <style:text-properties officeooo:rsid="002a97f1"/>
    </style:style>
    <style:style style:name="T165" style:family="text">
      <style:text-properties style:text-position="super 58%" officeooo:rsid="002a97f1"/>
    </style:style>
    <style:style style:name="T166" style:family="text">
      <style:text-properties style:text-position="0% 100%" officeooo:rsid="002a97f1" style:font-size-asian="10.5pt"/>
    </style:style>
    <style:style style:name="T167" style:family="text">
      <style:text-properties style:text-position="0% 100%" officeooo:rsid="0085981f"/>
    </style:style>
    <style:style style:name="T168" style:family="text">
      <style:text-properties style:text-position="0% 100%" officeooo:rsid="002d7f6e"/>
    </style:style>
    <style:style style:name="T169" style:family="text">
      <style:text-properties fo:color="#00b050" style:font-name="Times New Roman4" fo:font-size="12pt" fo:language="ru" fo:country="RU" style:font-size-asian="12pt" style:font-name-complex="Times New Roman5" style:font-size-complex="12pt"/>
    </style:style>
    <style:style style:name="T170" style:family="text">
      <style:text-properties officeooo:rsid="004b24a4"/>
    </style:style>
    <style:style style:name="T171" style:family="text">
      <style:text-properties officeooo:rsid="002ea74a"/>
    </style:style>
    <style:style style:name="T172" style:family="text">
      <style:text-properties fo:color="#ff0066"/>
    </style:style>
    <style:style style:name="T173" style:family="text">
      <style:text-properties fo:color="#ff0066" style:font-name="Times New Roman4" fo:font-size="12pt" fo:language="ru" fo:country="RU" officeooo:rsid="003ba1fc" style:font-size-asian="12pt" style:font-name-complex="Times New Roman5" style:font-size-complex="12pt"/>
    </style:style>
    <style:style style:name="T174" style:family="text">
      <style:text-properties officeooo:rsid="004fbc62"/>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1798388856" text:style-name="Thesis_5f_numbering">
        <text:list-item>
          <text:p text:style-name="P17"><text:soft-page-break/>Литературен преглед</text:p>
          <text:list>
            <text:list-item>
              <text:p text:style-name="P18">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3"><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3"><text:span text:style-name="T18">Специфичните р</text:span><text:span text:style-name="T27">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29">моделът на вторичната сукцесия (още известен като модел </text:span><text:span text:style-name="T42">S</text:span><text:span text:style-name="T20">AB, </text:span><text:span text:style-name="T21">species richness-abundance-biomass</text:span><text:span text:style-name="T29">) в развитието на съобществата, подложени на натиск, формулиран от </text:span><text:span text:style-name="T41">Pe</text:span>arson<text:span text:style-name="T28"> и </text:span>Rosenberg<text:span text:style-name="T28">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 (</text:span><text:span text:style-name="T28"><text:sequence-ref text:reference-format="category-and-value" text:ref-name="refФиг.0">Фиг. 1</text:sequence-ref></text:span><text:span text:style-name="T28">).</text:span></text:p>
      <text:p text:style-name="P3"><draw:frame draw:style-name="fr1" draw:name="Frame2" text:anchor-type="char" svg:y="0.243cm" svg:width="15.099cm" svg:height="14.337cm" draw:z-index="4"><draw:text-box><text:p text:style-name="P10"><draw:frame draw:style-name="fr4" draw:name="Image2" text:anchor-type="as-char" svg:width="13.492cm" svg:height="11.587cm" draw:z-index="5"><draw:image xlink:href="Pictures/1000020100000284000001FB7BCD1F25F22F8E13.png" xlink:type="simple" xlink:show="embed" xlink:actuate="onLoad"/></draw:frame></text:p><text:p text:style-name="P1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2"/>
      <text:p text:style-name="P3"><text:span text:style-name="T44">В първоначалното изследване описаният натиск е натоварване </text:span>с органична материя, <text:span text:style-name="T44">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44">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4">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4">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5">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6">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7">накрая – </text:span>азоичен седимент.</text:p>
      <text:p text:style-name="P3"><text:span text:style-name="T28">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text:span></text:p>
      <text:p text:style-name="P1"><text:span text:style-name="T30">Моделът </text:span><text:span text:style-name="T43">SAB</text:span><text:span text:style-name="T30">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21950404578913" text:continue-numbering="true" text:style-name="Thesis_5f_numbering">
        <text:list-item>
          <text:list>
            <text:list-item>
              <text:list>
                <text:list-item>
                  <text:p text:style-name="P16"><text:span text:style-name="T48">Морските з</text:span>ообентосни изследвания и опазването на околната среда <text:span text:style-name="T49">в контекста на</text:span> <text:span text:style-name="T50">европейското законодателство</text:span></text:p>
                </text:list-item>
              </text:list>
            </text:list-item>
          </text:list>
        </text:list-item>
      </text:list>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8">в морските екосистеми</text:span>.<text:bookmark-end text:name="__RefHeading__1817_970456079"/></text:p>
      <text:p text:style-name="P3"/>
      <text:list xml:id="list4072372561" text:style-name="L1">
        <text:list-item>
          <text:p text:style-name="P11"><text:bookmark-start text:name="__RefHeading__1819_970456079"/><text:span text:style-name="T51">Директива за </text:span><text:span text:style-name="T52">местообитанията</text:span><text:span text:style-name="T51"> </text:span><text:span text:style-name="T53">(Д</text:span><text:span text:style-name="T52">М</text:span><text:span text:style-name="T53">)</text:span><text:span text:style-name="T51"> </text:span><text:span text:style-name="T54">(</text:span><text:span text:style-name="T83">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3">(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84">Директивата </text:span><text:span text:style-name="T82">92/43/EEC</text:span><text:span text:style-name="T84">, известна още като Директива за </text:span><text:span text:style-name="T85">местообитанията</text:span><text:span text:style-name="T8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5">местообитанията</text:span><text:span text:style-name="T84"> и видовете, които заслужават особена защита („</text:span><text:span text:style-name="T86">местообитания</text:span><text:span text:style-name="T84">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8">е актуализиран списъкът на местообитанията..</text:span></text:p>
      <text:p text:style-name="P6">местни подтипове на всички... - особено 1110!</text:p>
      <text:p text:style-name="P3"/>
      <text:list xml:id="list3697836822" text:style-name="L2">
        <text:list-item>
          <text:p text:style-name="P12"><text:bookmark-start text:name="__RefHeading__1825_970456079"/><text:span text:style-name="T51">Рамкова </text:span><text:span text:style-name="T55">д</text:span><text:span text:style-name="T51">иректива за </text:span><text:span text:style-name="T55">в</text:span><text:span text:style-name="T51">одите </text:span><text:span text:style-name="T53">(РДВ)</text:span><text:span text:style-name="T51"> </text:span><text:span text:style-name="T104">(2000/60/</text:span><text:span text:style-name="T51">EC</text:span><text:span text:style-name="T104">)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4">(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9">които </text:span>включ<text:span text:style-name="T139">ват </text:span>и крайбрежната <text:span text:style-name="T139">морска </text:span>зона). Държавите членки <text:span text:style-name="T140">на ЕС </text:span>трябва да <text:soft-page-break/>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3"><text:bookmark-start text:name="__RefHeading__1829_970456079"/><text:span text:style-name="T51">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text:span><text:bookmark-end text:name="__RefHeading__1829_970456079"/></text:p>
      <text:p text:style-name="P3"><text:bookmark-start text:name="__RefHeading__1831_970456079"/><text:span text:style-name="T56">Концепцията за „референтни условия“ се въвежда за пръв път с РДВ в европейското законодателство. Целта й е да </text:span><text:span text:style-name="T57">установи</text:span><text:span text:style-name="T56"> общ стандарт за качеството на естествените водни тела </text:span><text:span text:style-name="T57">(до този момент </text:span><text:span text:style-name="T56">европейската политика за качеството на водите е насочена </text:span><text:span text:style-name="T57">предимно </text:span><text:span text:style-name="T56">към регулирането на специфични замърсители</text:span><text:span text:style-name="T57">) </text:span><text:span text:style-name="T58">и по този начин</text:span><text:span text:style-name="T59"> </text:span><text:span text:style-name="T58">да улесни сравнението на качеството между държавите членки на ЕС</text:span><text:span text:style-name="T56">. </text:span><text:span text:style-name="T6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1">Добро състояние</text:span><text:span text:style-name="T60">“ </text:span><text:span text:style-name="T6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2">Този подход </text:span><text:span text:style-name="T6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2">.</text:span><text:bookmark-end text:name="__RefHeading__1831_970456079"/></text:p>
      <text:p text:style-name="P3"><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text:span><text:bookmark-end text:name="__RefHeading__1833_970456079"/></text:p>
      <text:p text:style-name="P3"><text:bookmark-start text:name="__RefHeading__1835_970456079"/><text:span text:style-name="T51">Макробезгръбначните са един от биологичните елементи за качество на </text:span><text:span text:style-name="T64">РДВ</text:span><text:span text:style-name="T51">, като критериите за качество са </text:span><text:span text:style-name="T65">съставът</text:span><text:span text:style-name="T51">, разнообразието и числеността на фауната. За целите на </text:span><text:span text:style-name="T64">РДВ</text:span><text:span text:style-name="T51"> са разработени и интеркалибрирани много бентосни индекси </text:span><text:span text:style-name="T66">за оценка на тяхното състояние</text:span><text:span text:style-name="T51">,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9">др</text:span><text:span text:style-name="T51">.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3">Тези индекси са разгледани по-подробно в т. </text:span><text:span text:style-name="T143"><text:bookmark-ref text:reference-format="number" text:ref-name="__RefHeading__8928_970456079">Error: Reference source not found</text:bookmark-ref></text:span><text:span text:style-name="T143">.</text:span><text:bookmark-end text:name="__RefHeading__1835_970456079"/></text:p>
      <text:p text:style-name="P3"><text:bookmark-start text:name="__RefHeading__1837_970456079"/><text:span text:style-name="T67">РДВ се основава на концепцията за стабилни екосистеми, които се развиват и реагират на въздействие по предвидим начин: </text:span><text:span text:style-name="T6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 </text:span><text:span text:style-name="T69">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70">екологични</text:span><text:span text:style-name="T69"> изследвания обаче разглеждат екосистемите като нестабилни, отворени</text:span><text:span text:style-name="T71">, с висока пространствена хетерогенност</text:span><text:span text:style-name="T69">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7">. </text:span><text:span text:style-name="T88">В резултат на влиянията те се променят по сложен, нелинеен начин </text:span><text:span text:style-name="T89">и</text:span><text:span text:style-name="T90"> </text:span><text:span text:style-name="T89">най-</text:span><text:span text:style-name="T88">често не могат да се върнат към първоначалното си състояние, ако/когато предишните условия бъдат възстановени. </text:span><text:span text:style-name="T101">Стабилността на една екосистема и съответно размерът на пертурбацията, която може </text:span><text:soft-page-break/><text:span text:style-name="T101">да я наруши, зависи от мащаба на изследване</text:span><text:span text:style-name="T91">. </text:span><text:span text:style-name="T88">Различни стабилни състояния (multiple stable states) </text:span><text:span text:style-name="T92">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3">.</text:span><text:span text:style-name="T87"> </text:span><text:span text:style-name="T94">Дефинираните според РДВ референтни условия </text:span><text:span text:style-name="T91">до известна степен </text:span><text:span text:style-name="T94">противоречат на динамичния характер на развитие на водните екосистеми. </text:span><text:span text:style-name="T95">Също така, повечето от </text:span><text:span text:style-name="T91">създадените</text:span><text:span text:style-name="T95"> за </text:span><text:span text:style-name="T91">целите на </text:span><text:span text:style-name="T95">РДВ биологични индекси се базират на </text:span><text:span text:style-name="T102">статична оценка на водните съобщества (моментни „снимки“ на състоянието) и не взимат предвид </text:span><text:span text:style-name="T103">идеята за континуум на структурата на съобществата в екологичните градиенти</text:span><text:span text:style-name="T9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 Липсата на функционални критерии в тези индекси е основн</text:span><text:span text:style-name="T97">а</text:span><text:span text:style-name="T96"> критик</text:span><text:span text:style-name="T97">а </text:span><text:span text:style-name="T98">на прилагането на РДВ; затова </text:span><text:span text:style-name="T99">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text:span><text:bookmark-end text:name="__RefHeading__1837_970456079"/></text:p>
      <text:p text:style-name="P3"/>
      <text:list xml:id="list2431985902" text:style-name="L3">
        <text:list-item>
          <text:p text:style-name="P13"><text:bookmark-start text:name="__RefHeading__1839_970456079"/><text:span text:style-name="T51">Рамкова </text:span><text:span text:style-name="T72">д</text:span><text:span text:style-name="T51">иректива за </text:span><text:span text:style-name="T72">м</text:span><text:span text:style-name="T51">орска </text:span><text:span text:style-name="T72">с</text:span><text:span text:style-name="T51">тратегия </text:span><text:span text:style-name="T53">(РДМС)</text:span><text:span text:style-name="T51"> </text:span><text:span text:style-name="T73">(</text:span><text:span text:style-name="T105">2008/56/</text:span><text:span text:style-name="T73">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3">(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3"><text:bookmark-start text:name="__RefHeading__1841_970456079"/><text:span text:style-name="T51">Директивата </text:span><text:span text:style-name="T104">2008/56/</text:span><text:span text:style-name="T123">EC</text:span><text:span text:style-name="T51">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3"><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4">. </text:span><text:span text:style-name="T51">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1758889088" text:style-name="L4">
        <text:list-item>
          <text:list>
            <text:list-item>
              <text:p text:style-name="P15"><text:bookmark-start text:name="__RefHeading__1847_970456079"/>Д<text:span text:style-name="T146">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15"><text:bookmark-start text:name="__RefHeading__1849_970456079"/>Д<text:span text:style-name="T146">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15"><text:bookmark-start text:name="__RefHeading__1851_970456079"/>Д<text:span text:style-name="T146">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15"><text:bookmark-start text:name="__RefHeading__1853_970456079"/>Д<text:span text:style-name="T146">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pan text:style-name="T64">РДВ </text:span><text:span text:style-name="T51">и </text:span><text:span text:style-name="T64">РДМС </text:span><text:span text:style-name="T51">се заст</text:span><text:span text:style-name="T78">ъпват</text:span><text:span text:style-name="T51">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51">цел - </text:span><text:span text:style-name="T64">РДМС</text:span><text:span text:style-name="T51"> се фокусира върху постигането на добро състояние (</text:span><text:span text:style-name="T123">Good</text:span><text:span text:style-name="T51"> </text:span><text:span text:style-name="T123">Environmental</text:span><text:span text:style-name="T51"> </text:span><text:span text:style-name="T123">Status</text:span><text:span text:style-name="T51">) на морските води, а </text:span><text:span text:style-name="T64">РДВ</text:span><text:span text:style-name="T51"> – добро екологично и химично състояние (</text:span><text:span text:style-name="T123">Good</text:span><text:span text:style-name="T51"> </text:span><text:span text:style-name="T123">Ecological</text:span><text:span text:style-name="T51"> </text:span><text:span text:style-name="T123">and</text:span><text:span text:style-name="T51"> </text:span><text:span text:style-name="T123">Chemical</text:span><text:span text:style-name="T51"> </text:span><text:span text:style-name="T123">Status</text:span><text:span text:style-name="T51">).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1">някои аспекти</text:span><office:annotation-end office:name="__Fieldmark__14515_119404090"/><text:span text:style-name="T51"> на екологичното и хидроморфологичното качество.</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47">РДМС</text:span> - включва <text:span text:style-name="T147">п</text:span>о-голям набор от елементи на биоразнообразието и натиски за крайбрежните води, които <text:span text:style-name="T147">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7">РДМС</text:span> изисква достигането на добро състояние на <text:span text:style-name="T148">нивото на </text:span>морски региони или подрегиони, докато <text:span text:style-name="T147">РДВ</text:span> оценява състоянието на <text:span text:style-name="T148">нивото на </text:span>отделните водни тела в крайбрежната зона.<text:bookmark-end text:name="__RefHeading__1857_970456079"/></text:p>
      <text:p text:style-name="P3"><text:bookmark-start text:name="__RefHeading__1859_970456079"/><text:span text:style-name="T51">Подходите на двете директиви към опазването на морската среда също са различни. </text:span><text:span text:style-name="T64">РДВ</text:span><text:span text:style-name="T51">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1">елемент</text:span><office:annotation-end office:name="__Fieldmark__14522_119404090"/><text:span text:style-name="T51">. </text:span><text:span text:style-name="T64">РДМС</text:span><text:span text:style-name="T51">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1">състояние</text:span><office:annotation-end office:name="__Fieldmark__14527_119404090"/><text:span text:style-name="T51">.</text:span><text:bookmark-end text:name="__RefHeading__1859_970456079"/></text:p>
      <text:p text:style-name="P3"><text:bookmark-start text:name="__RefHeading__1861_970456079"/>В крайбрежните води, където двете директиви се застъпват, <text:span text:style-name="T147">РДМС</text:span> предвижда прилагането само на тези аспекти от доброто състояние, които не се покриват от <text:span text:style-name="T147">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7">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7">Х</text:span> може да бъде включен като една от целите на <text:span text:style-name="T147">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3"><text:bookmark-start text:name="__RefHeading__1863_970456079"/><text:span text:style-name="T51">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6">Good</text:span><text:span text:style-name="T51"> </text:span><text:span text:style-name="T126">Ecological</text:span><text:span text:style-name="T51"> </text:span><text:span text:style-name="T123">Status</text:span><text:span text:style-name="T51">, </text:span><text:span text:style-name="T123">Favourable</text:span><text:span text:style-name="T51"> </text:span><text:span text:style-name="T123">Conservation</text:span><text:span text:style-name="T51"> </text:span><text:span text:style-name="T123">Status</text:span><text:span text:style-name="T51">, </text:span><text:span text:style-name="T123">Good</text:span><text:span text:style-name="T51"> </text:span><text:span text:style-name="T126">Environmental</text:span><text:span text:style-name="T51"> </text:span><text:span text:style-name="T126">Status</text:span><text:span text:style-name="T51">.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3"><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4">РДВ</text:span> има 5 класа за оценка на екологичното състояние (Good Ecological Status, GES). Д<text:span text:style-name="T17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49"><text:sequence-ref text:reference-format="category-and-value" text:ref-name="refФиг.1">Фиг. 2</text:sequence-ref></text:span><text:span text:style-name="T149"> </text:span><text:span text:style-name="T51">представя примерното съответствие между класовете, използвани в </text:span><text:span text:style-name="T64">РДМС</text:span><text:span text:style-name="T51">, </text:span><text:span text:style-name="T64">РДВ</text:span><text:span text:style-name="T51"> и Д</text:span><text:span text:style-name="T64">Х</text:span><text:span text:style-name="T51">.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21951763988075" text:continue-list="list121950404578913" text:style-name="Thesis_5f_numbering">
        <text:list-item>
          <text:list>
            <text:list-item>
              <text:list>
                <text:list-item>
                  <text:p text:style-name="P16"><text:soft-page-break/><text:span text:style-name="T151">Б</text:span>иотични индекси, <text:span text:style-name="T151">базирани на макрозообентоса</text:span></text:p>
                </text:list-item>
              </text:list>
            </text:list-item>
          </text:list>
        </text:list-item>
      </text:list>
      <text:p text:style-name="P3"><text:span text:style-name="T31">В</text:span><text:span text:style-name="T32">ъв връзка с целите на европейските директиви за качество на водите </text:span><text:span text:style-name="T31">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2">. Въпреки че многомерните статистически методи отразяват изключително добре информацията </text:span><text:span text:style-name="T33">от първичните биологични и екологични изследвания</text:span><text:span text:style-name="T32">,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33">РДВ и РДМС</text:span><text:span text:style-name="T32">. В този смисъл индексите за оценка на екологичното състояние са по-полезни, </text:span><text:span text:style-name="T33">а също и по-разбираеми от широката публика</text:span><text:span text:style-name="T32">.</text:span></text:p>
      <text:p text:style-name="P3"><text:span text:style-name="T32">В</text:span><text:span text:style-name="T28">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4">обща</text:span><text:span text:style-name="T28"> представа за това състояние. </text:span><text:span text:style-name="T34">М</text:span><text:span text:style-name="T28">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4">такъв е </text:span><text:span text:style-name="T28">напр</text:span><text:span text:style-name="T34">имер</text:span><text:span text:style-name="T28"> методът </text:span><text:span text:style-name="T41">Sediment</text:span><text:span text:style-name="T28"> </text:span><text:span text:style-name="T41">Profile</text:span><text:span text:style-name="T28"> </text:span><text:span text:style-name="T41">Imaging</text:span><text:span text:style-name="T28">, </text:span><text:span text:style-name="T34">при </text:span><text:span text:style-name="T28">който </text:span><text:span text:style-name="T34">се </text:span><text:span text:style-name="T28">опис</text:span><text:span text:style-name="T34">ват</text:span><text:span text:style-name="T28"> </text:span><text:span text:style-name="T34">и </text:span><text:span text:style-name="T28">различни структури на повърхността на седимента и в дълбочина, к</text:span><text:span text:style-name="T34">оито </text:span><text:span text:style-name="T28">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text:span></text:p>
      <text:p text:style-name="P3"><text:span text:style-name="T28">Измерените параметри могат да се използват и комбинират по различни начини според способността си да илюстрират определено ниво на </text:span><text:span text:style-name="T35">въздействие</text:span><text:span text:style-name="T28">. </text:span>Примери<text:span text:style-name="T41"> </text:span>за<text:span text:style-name="T41"> </text:span>такива<text:span text:style-name="T41"> </text:span>индекси<text:span text:style-name="T41"> </text:span>са<text:span text:style-name="T41"> BCI (Benthic Condition Index), </text:span><text:span text:style-name="T152">BIEC</text:span><text:span text:style-name="T41">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3"><text:span text:style-name="T28">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6">та</text:span><text:span text:style-name="T28">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37">Базирайки се на гореописания модел на Pearson и Rosenberg са дефинирани </text:span><text:span text:style-name="T28">„екологични групи” </text:span><text:span text:style-name="T37">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7">(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3">към замърсяване</text:span>. Тези групи служат за изчисляването на различни <text:span text:style-name="T153">биотични </text:span>индекси. <text:span text:style-name="T28"><text:sequence-ref text:reference-format="category-and-value" text:ref-name="refФиг.2">Фиг. 3</text:sequence-ref></text:span><text:span text:style-name="T28"> демонстрира изчисляването на </text:span><text:span text:style-name="T36">един такъв </text:span><text:span text:style-name="T28">биотич</text:span><text:span text:style-name="T36">е</text:span><text:span text:style-name="T28">н индекс — </text:span>AM<text:span text:style-name="T41">BI,</text:span><text:span text:style-name="T154"> </text:span><text:span text:style-name="T155">както </text:span><text:span text:style-name="T28">и съответствието на стойностите му с класовете за качество на </text:span><text:span text:style-name="T36">РДВ</text:span><text:span text:style-name="T28">.</text:span></text:p>
      <text:p text:style-name="P3"><draw:frame draw:style-name="fr3" draw:name="Frame5" text:anchor-type="paragraph" svg:width="16.002cm" draw:z-index="2"><draw:text-box fo:min-height="11.83cm"><text:p text:style-name="P9"><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7">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3"><text:span text:style-name="T38">Разработването и прилагането на биотичните</text:span><text:span text:style-name="T28"> индекси зависят от познаването в детайли на екологията на видовете. Една от </text:span><text:span text:style-name="T39">основните </text:span><text:span text:style-name="T28">критики към тях е субективността им, </text:span><text:span text:style-name="T39">особено при класифицирането на видовете в екологични групи по чувствителност (</text:span><text:span text:style-name="T40">REF?</text:span><text:span text:style-name="T39">)</text:span><text:span text:style-name="T28">. </text:span><text:span text:style-name="T38">Индексите</text:span><text:span text:style-name="T28"> са основно разработени за съобществата на мекото дъно, </text:span><text:span text:style-name="T38">тъй като те традиционно се използват за биондикация,</text:span><text:span text:style-name="T28"> и поне в началото – по отношение на обогатяването с органична материя като основ</text:span><text:span text:style-name="T39">е</text:span><text:span text:style-name="T28">н </text:span><text:span text:style-name="T39">натиск</text:span><text:span text:style-name="T28">. Впоследствие обаче те са изпробвани в различни </text:span><text:span text:style-name="T38">местообитания</text:span><text:span text:style-name="T28"> и за различни типове влияние, за да се потвърди валидността им и да се съгласуват класификациите на състоянието, </text:span><text:span text:style-name="T39">определени</text:span><text:span text:style-name="T28"> </text:span><text:span text:style-name="T39">по</text:span><text:span text:style-name="T28"> различни индекс</text:span><text:span text:style-name="T39">и</text:span><text:span text:style-name="T28">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 Повечето приети </text:span><text:span text:style-name="T39">и интеркалибрирани </text:span><text:span text:style-name="T28">в Европа индекси включват някаква мярка за видово богатство, численост, разнообразие и функциониране на екосистемата – или чрез </text:span><text:span text:style-name="T38">оценка</text:span><text:span text:style-name="T28">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8">отразяват максимално добре евентуалните структурни и функционални промени в съобществата. </text:span></text:p>
      <text:p text:style-name="P3"><text:span text:style-name="T51">В резултат на интеркалибрацията на методите за оценка на средата по смисъла на </text:span><text:span text:style-name="T64">РДВ</text:span><text:span text:style-name="T51">, проведена между България и Румъния, е взето решението за елемента за качество макрозообентос да се използва многомерния индекс </text:span><text:span text:style-name="T123">M</text:span><text:span text:style-name="T104">-</text:span><text:span text:style-name="T123">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1">. </text:span><office:annotation office:name="__Fieldmark__14709_119404090"><dc:creator>K </dc:creator><dc:date>2015-11-14T12:50:38</dc:date><text:p>вярно ли е? последно пак е в група 1..</text:p></office:annotation><text:span text:style-name="T100">Адаптирането на индекса за условията на Черно море включва преместването на полихетата </text:span><text:span text:style-name="T132">Aricidea</text:span><text:span text:style-name="T118"> </text:span><text:span text:style-name="T132">claudiae</text:span><text:span text:style-name="T121"> </text:span><text:span text:style-name="T100">от група </text:span><text:span text:style-name="T127">I</text:span><text:span text:style-name="T121"> </text:span><text:span text:style-name="T100">(много чувствителни видове) в група </text:span><text:span text:style-name="T127">III</text:span><text:span text:style-name="T121"> </text:span><text:span text:style-name="T10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1"> (</text:span><text:span text:style-name="T9">Todorova</text:span><text:span text:style-name="T7"> </text:span><text:span text:style-name="T9">et</text:span><text:span text:style-name="T7"> </text:span><text:span text:style-name="T9">al</text:span><text:span text:style-name="T7">., 2008</text:span><text:span text:style-name="T121">)</text:span><office:annotation-end office:name="__Fieldmark__14709_119404090"/><text:span text:style-name="T51">.</text:span></text:p>
      <text:p text:style-name="P3"><text:bookmark-start text:name="__RefHeading__1869_970456079"/><text:span text:style-name="T5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9">тъй като са с предимно качествен характер и насочени към определени таксономични групи</text:span><text:span text:style-name="T51">. Затова, референтните стойности се определят на базата на данни от зони, които са възможно най-малко повлияни от човешките дейности </text:span><text:span text:style-name="T80">и се намират </text:span><text:span text:style-name="T51">най-малко в добро състояние </text:span><text:span text:style-name="T10">(REF)</text:span><text:span text:style-name="T51">.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100">таблица … </text:span><office:annotation-end office:name="__Fieldmark__14717_119404090"/><text:span text:style-name="T51">.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6">ref – intercalibration 2015</text:span><text:span text:style-name="T51">). </text:span><text:span text:style-name="T100">Новите гранични стойности по-добре отразяват …</text:span><text:bookmark-end text:name="__RefHeading__1869_970456079"/></text:p>
      <text:p text:style-name="P3"><text:bookmark-start text:name="__RefHeading__1871_970456079"/><text:span text:style-name="T81">Така определените г</text:span><text:span text:style-name="T51">раници </text:span><text:span text:style-name="T81">за отлично</text:span><text:span text:style-name="T51">-добро и добро-умерено състояние при интеркалибрацията с</text:span><text:span text:style-name="T81">е</text:span><text:span text:style-name="T51"> баз</text:span><text:span text:style-name="T81">ират</text:span><text:span text:style-name="T51"> на данни за зоната на </text:span><text:span text:style-name="T100">дълбочина </text:span><text:span text:style-name="T121">&gt;</text:span><text:span text:style-name="T100">20 </text:span><text:span text:style-name="T135">m</text:span><text:span text:style-name="T100">;</text:span><text:span text:style-name="T51"> за крайбрежната </text:span><text:span text:style-name="T104">плитка зона (</text:span><text:span text:style-name="T121">&lt;20 </text:span><text:span text:style-name="T135">m</text:span><text:span text:style-name="T121"> и особено &lt;10 </text:span><text:span text:style-name="T135">m</text:span><text:span text:style-name="T104">),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4">, тези граници все още не са определени и оценката на качеството чрез индексите трябва да се прилага предпазливо</text:span><text:span text:style-name="T51">.</text:span><text:bookmark-end text:name="__RefHeading__1871_970456079"/></text:p>
      <text:p text:style-name="P3"><text:bookmark-start text:name="__RefHeading__1873_970456079"/><text:span text:style-name="T51">При изготвянето на първоначалната оценка на морската среда за целите на </text:span><text:span text:style-name="T64">РДМС</text:span><text:span text:style-name="T5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4"> (</text:span><text:span text:style-name="T8">ref - </text:span><text:span text:style-name="T11">първоначален доклад морска директива... </text:span><text:span text:style-name="T104">)</text:span><text:span text:style-name="T51">:</text:span><text:bookmark-end text:name="__RefHeading__1873_970456079"/></text:p>
      <text:list xml:id="list1185863661" text:style-name="L5">
        <text:list-item>
          <text:p text:style-name="P14"><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4"><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4"><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4"><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104">Повечето от тези параметри до една или друга степен вече се измерват и използват както във връзка с </text:span><text:span text:style-name="T106">РДВ</text:span><text:span text:style-name="T104">, така и в </text:span><text:span text:style-name="T107">различни </text:span><text:span text:style-name="T104">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21951021710282" text:continue-list="list121951763988075" text:style-name="Thesis_5f_numbering">
        <text:list-item>
          <text:list>
            <text:list-item>
              <text:p text:style-name="P18">Зообентосни изследвания в <text:span text:style-name="T157">българския сектор на </text:span>Черно море — <text:span text:style-name="T158">исторически план</text:span></text:p>
            </text:list-item>
          </text:list>
        </text:list-item>
      </text:list>
      <text:p text:style-name="P3"><text:bookmark-start text:name="__RefHeading__1889_970456079"/><text:span text:style-name="T159">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9">продължава и задълбочава проучванията върху фаунистичния състав на зообентоса.</text:span><text:bookmark-end text:name="__RefHeading__1889_970456079"/></text:p>
      <text:p text:style-name="P3"><text:bookmark-start text:name="__RefHeading__1891_970456079"/><text:span text:style-name="T108">К</text:span><text:span text:style-name="T104">ачеств</text:span><text:span text:style-name="T109">е</text:span><text:span text:style-name="T104">ния</text:span><text:span text:style-name="T108">т</text:span><text:span text:style-name="T104"> и количествен състав на </text:span><text:span text:style-name="T108">различни </text:span><text:span text:style-name="T104">зообентос</text:span><text:span text:style-name="T108">ни групи</text:span><text:span text:style-name="T104">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60">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60">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1">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1">. Зообентосът представлява интерес и като </text:span><text:span text:style-name="T104">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text:span><text:bookmark-end text:name="__RefHeading__1891_970456079"/></text:p>
      <text:p text:style-name="P3"><text:bookmark-start text:name="__RefHeading__1893_970456079"/><text:span text:style-name="T104">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text:span><text:bookmark-end text:name="__RefHeading__1893_970456079"/></text:p>
      <text:p text:style-name="P3"><text:bookmark-start text:name="__RefHeading__1895_970456079"/><text:span text:style-name="T122">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text:span><text:bookmark-end text:name="__RefHeading__1895_970456079"/></text:p>
      <text:p text:style-name="P3"><text:bookmark-start text:name="__RefHeading__1897_970456079"/><text:span text:style-name="T163">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5">-2</text:span><text:span text:style-name="T164">, а средната биомаса – 347 g.m</text:span><text:span text:style-name="T165">-2</text:span><text:span text:style-name="T166">. </text:span><text:span text:style-name="T167">В</text:span><text:span text:style-name="T168"> количествената структура доминанти по численост са полихетите, а по биомаса – мекотелите</text:span><text:span text:style-name="T164">.</text:span><text:bookmark-end text:name="__RefHeading__1897_970456079"/></text:p>
      <text:p text:style-name="P3"><text:bookmark-start text:name="__RefHeading__1899_970456079"/><text:soft-page-break/><text:span text:style-name="T112">Отделени са с</text:span><text:span text:style-name="T104">ледните биоценози на мекото дъно до 20 </text:span><text:span text:style-name="T126">m</text:span><text:span text:style-name="T104">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5">.</text:span><text:bookmark-end text:name="__RefHeading__1899_970456079"/></text:p>
      <text:p text:style-name="P3"/>
      <text:p text:style-name="P8"><text:bookmark-start text:name="__RefHeading__1901_970456079"/><text:span text:style-name="T157">И</text:span>нфралиторална пясъчна зона<text:bookmark-end text:name="__RefHeading__1901_970456079"/></text:p>
      <text:p text:style-name="P3"><text:span text:style-name="T104">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8">Nephtys</text:span><text:span text:style-name="T119"> </text:span><text:span text:style-name="T128">cirrosa</text:span><text:span text:style-name="T119">, </text:span><text:span text:style-name="T128">Glycera</text:span><text:span text:style-name="T119"> </text:span><text:span text:style-name="T128">tridactyla</text:span><text:span text:style-name="T119">, </text:span><text:span text:style-name="T128">Prionospio</text:span><text:span text:style-name="T119"> </text:span><text:span text:style-name="T128">cirrifera</text:span><office:annotation-end office:name="__Fieldmark__14187_119404090"/><text:span text:style-name="T104">), ракообразните (</text:span><text:span text:style-name="T128">Diogenes</text:span><text:span text:style-name="T119"> </text:span><text:span text:style-name="T128">pugilator</text:span><text:span text:style-name="T119">, </text:span><text:span text:style-name="T128">Ampelisca</text:span><text:span text:style-name="T119"> </text:span><text:span text:style-name="T128">diadema</text:span><text:span text:style-name="T119">, </text:span><text:span text:style-name="T128">Amphibalanus</text:span><text:span text:style-name="T119"> </text:span><text:span text:style-name="T128">improvisus</text:span><text:span text:style-name="T104">), мекотелите (</text:span><text:span text:style-name="T128">Chamelea</text:span><text:span text:style-name="T119"> </text:span><text:span text:style-name="T128">gallina</text:span><text:span text:style-name="T119">, </text:span><text:span text:style-name="T128">Lucinella</text:span><text:span text:style-name="T119"> </text:span><text:span text:style-name="T128">divaricata</text:span><text:span text:style-name="T119">, </text:span><text:span text:style-name="T133">Abra</text:span><text:span text:style-name="T119"> </text:span><text:span text:style-name="T133">prismatica</text:span><text:span text:style-name="T119">, </text:span><text:span text:style-name="T128">Nassarius</text:span><text:span text:style-name="T119"> </text:span><text:span text:style-name="T128">reticulatus</text:span><text:span text:style-name="T104">). Някои от видовете са типични за пясъчното дъно, а други се срещат и в тинестото дъно (напр. </text:span><text:span text:style-name="T128">Melinna</text:span><text:span text:style-name="T119"> </text:span><text:span text:style-name="T128">palmata</text:span><text:span text:style-name="T104">).</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113">Г</text:span><text:span text:style-name="T104">рупировка</text:span><text:span text:style-name="T113">та</text:span><text:span text:style-name="T104"> на чистия пясък </text:span><text:span text:style-name="T113">се развива в</text:span><text:span text:style-name="T104"> чист</text:span><text:span text:style-name="T113">и</text:span><text:span text:style-name="T104">, дребнозърнест</text:span><text:span text:style-name="T113">и</text:span><text:span text:style-name="T104"> кварцов</text:span><text:span text:style-name="T113">и</text:span><text:span text:style-name="T104"> пясъ</text:span><text:span text:style-name="T113">ци</text:span><text:span text:style-name="T104">; достига до дълбочина 17 </text:span><text:span text:style-name="T123">m</text:span><text:span text:style-name="T104">. Доминиращи по плътност видове </text:span><text:span text:style-name="T113">са </text:span><text:span text:style-name="T128">Micronephthys</text:span><text:span text:style-name="T119"> </text:span><text:span text:style-name="T128">stammeri</text:span><text:span text:style-name="T119">, </text:span><text:span text:style-name="T128">Eteonides</text:span><text:span text:style-name="T119"> </text:span><text:span text:style-name="T128">coineaui</text:span><text:span text:style-name="T104">.</text:span><text:bookmark-end text:name="__RefHeading__1909_970456079"/></text:p>
      <text:p text:style-name="P3"><text:bookmark-start text:name="__RefHeading__1911_970456079"/><text:span text:style-name="T113">Г</text:span><text:span text:style-name="T104">рупировка</text:span><text:span text:style-name="T113">та</text:span><text:span text:style-name="T104"> </text:span><text:span text:style-name="T128">Aonides</text:span><text:span text:style-name="T119"> </text:span><text:span text:style-name="T131">spp.</text:span><text:span text:style-name="T128">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8">—</text:span><text:span text:style-name="T119"> </text:span><text:span text:style-name="T128">Gouldia</text:span><text:span text:style-name="T119"> </text:span><text:span text:style-name="T128">minima</text:span><text:span text:style-name="T104"> </text:span><text:span text:style-name="T113">се развива върху </text:span><text:span text:style-name="T104"><text:s/>субстрат от пясък, примесен с черупки и фрагменти от черупки на миди и други мекотели; до 25</text:span><text:span text:style-name="T126">m</text:span><text:span text:style-name="T104">. Най-многобройни са полихетите (</text:span><text:span text:style-name="T128">Prionospio</text:span><text:span text:style-name="T119"> </text:span><text:span text:style-name="T128">cirrifera</text:span><text:span text:style-name="T119">, </text:span><text:span text:style-name="T128">Aonides</text:span><text:span text:style-name="T119"> </text:span><text:span text:style-name="T131">spp.</text:span><text:span text:style-name="T104">), следвани от ракообразните и мекотелите.</text:span><text:bookmark-end text:name="__RefHeading__1911_970456079"/></text:p>
      <text:p text:style-name="P3"><text:bookmark-start text:name="__RefHeading__1913_970456079"/><text:span text:style-name="T124">П</text:span><text:span text:style-name="T123">олета</text:span><text:span text:style-name="T124">та</text:span><text:span text:style-name="T123"> от морски треви </text:span><text:span text:style-name="T124">представляват отделен тип местообитание </text:span><text:span text:style-name="T125">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3"><text:s/></text:span><text:span text:style-name="T125">е една от задачите на тази дисертация. В</text:span><text:span text:style-name="T104"> Черно море се срещат основно два вида морски треви – </text:span><text:span text:style-name="T128">Zostera</text:span><text:span text:style-name="T119"> </text:span><text:span text:style-name="T128">marina</text:span><text:span text:style-name="T104"> и </text:span><text:span text:style-name="T128">Zostera</text:span><text:span text:style-name="T119"> </text:span><text:span text:style-name="T128">nolt</text:span><text:span text:style-name="T129">e</text:span><text:span text:style-name="T128">i</text:span><text:span text:style-name="T104">. </text:span><text:span text:style-name="T114">Наличните д</text:span><text:span text:style-name="T104">анни за зообентоса в зостерните полета са главно качествени. Видовият състав на асоциираната </text:span><text:span text:style-name="T114">с тревите </text:span><text:span text:style-name="T104">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4">. </text:span><text:span text:style-name="T114">Видовото б</text:span><text:span text:style-name="T104">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8">Hydrobia</text:span><text:span text:style-name="T119"> </text:span><text:span text:style-name="T136">spp.</text:span><text:span text:style-name="T119">, </text:span><text:span text:style-name="T128">Rissoa</text:span><text:span text:style-name="T119"> </text:span><text:span text:style-name="T131">spp.</text:span><text:span text:style-name="T119">, </text:span><text:span text:style-name="T128">Nassarius</text:span><text:span text:style-name="T119"> </text:span><text:span text:style-name="T131">spp.</text:span><text:span text:style-name="T119">, </text:span><text:span text:style-name="T128">Bittium</text:span><text:span text:style-name="T119"> </text:span><text:span text:style-name="T131">spp.</text:span><text:span text:style-name="T119">)</text:span><text:span text:style-name="T104">; голям брой полихети в седиментите (</text:span><text:span text:style-name="T128">Arenicola</text:span><text:span text:style-name="T119"> </text:span><text:span text:style-name="T128">marina</text:span><text:span text:style-name="T119">, </text:span><text:span text:style-name="T128">Hediste</text:span><text:span text:style-name="T119"> </text:span><text:span text:style-name="T128">diversicolor</text:span><text:span text:style-name="T119">, </text:span><text:span text:style-name="T128">Perinereis</text:span><text:span text:style-name="T119"> </text:span><text:span text:style-name="T128">cultrifera</text:span><text:span text:style-name="T119">, </text:span><text:span text:style-name="T128">Polycirrus</text:span><text:span text:style-name="T119"> </text:span><text:span text:style-name="T131">spp.</text:span><text:span text:style-name="T119">, </text:span><text:span text:style-name="T128">Sthenelais</text:span><text:span text:style-name="T119"> </text:span><text:span text:style-name="T128">boa</text:span><text:span text:style-name="T119">, </text:span><text:span text:style-name="T128">Glycera</text:span><text:span text:style-name="T119"> </text:span><text:span text:style-name="T131">spp.</text:span><text:span text:style-name="T119">, </text:span><text:span text:style-name="T128">Nephtys</text:span><text:span text:style-name="T119"> </text:span><text:span text:style-name="T131">spp.</text:span><text:span text:style-name="T119">, </text:span><text:span text:style-name="T128">Lagis</text:span><text:span text:style-name="T119"> </text:span><text:span text:style-name="T128">koreni</text:span><text:span text:style-name="T104">), миди (</text:span><text:span text:style-name="T128">Cerastoderma</text:span><text:span text:style-name="T119"> </text:span><text:span text:style-name="T128">edule</text:span><text:span text:style-name="T119">, </text:span><text:span text:style-name="T128">C</text:span><text:span text:style-name="T119">. </text:span><text:span text:style-name="T128">glaucum</text:span><text:span text:style-name="T119">, </text:span><text:span text:style-name="T128">Abra</text:span><text:span text:style-name="T119"> </text:span><text:span text:style-name="T128">segmentum</text:span><text:span text:style-name="T119">, </text:span><text:span text:style-name="T128">Lentidium</text:span><text:span text:style-name="T119"> </text:span><text:span text:style-name="T128">mediterraneum</text:span><text:span text:style-name="T119">, </text:span><text:span text:style-name="T128">Chamelea</text:span><text:span text:style-name="T119"> </text:span><text:span text:style-name="T128">gallina</text:span><text:span text:style-name="T119">, </text:span><text:span text:style-name="T128">Gastrana</text:span><text:span text:style-name="T119"> </text:span><text:span text:style-name="T131">spp.</text:span><text:span text:style-name="T104">) и др. От мобилната фауна, амфиподите и мизидите са сред най-многобройните </text:span><text:span text:style-name="T114">гпупи</text:span><text:span text:style-name="T104">, </text:span><text:span text:style-name="T114">а </text:span><text:span text:style-name="T104">също и декаподите (</text:span><text:span text:style-name="T128">Upogebia</text:span><text:span text:style-name="T119"> </text:span><text:span text:style-name="T128">pusilla</text:span><text:span text:style-name="T119">, </text:span><text:span text:style-name="T128">Pestarella</text:span><text:span text:style-name="T119"> (Callianassa) </text:span><text:span text:style-name="T128">candida</text:span><text:span text:style-name="T119">, </text:span><text:span text:style-name="T128">Diogenes</text:span><text:span text:style-name="T119"> </text:span><text:span text:style-name="T128">pugilator</text:span><text:span text:style-name="T104">)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 </text:span><text:span text:style-name="T11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9"> </text:span><text:span text:style-name="T150">доклад</text:span><text:span text:style-name="T104">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8">Loripes</text:span><text:span text:style-name="T119"> </text:span><text:span text:style-name="T128">lucinalis</text:span><text:span text:style-name="T119">, </text:span><text:span text:style-name="T128">Chamelea</text:span><text:span text:style-name="T119"> </text:span><text:span text:style-name="T128">gallina</text:span><text:span text:style-name="T119">, </text:span><text:span text:style-name="T128">Parvicardium</text:span><text:span text:style-name="T119"> </text:span><text:span text:style-name="T128">exiguum</text:span><text:span text:style-name="T119">, </text:span><text:span text:style-name="T128">Rissoa</text:span><text:span text:style-name="T119"> </text:span><text:span text:style-name="T128">venusta</text:span><text:span text:style-name="T119">, </text:span><text:span text:style-name="T128">Bittium</text:span><text:span text:style-name="T119"> </text:span><text:span text:style-name="T128">reticulatum</text:span><text:span text:style-name="T119">, </text:span><text:span text:style-name="T128">Dexamine</text:span><text:span text:style-name="T119"> </text:span><text:span text:style-name="T128">spinosa</text:span><text:span text:style-name="T119">, </text:span><text:span text:style-name="T128">Microdeutopus</text:span><text:span text:style-name="T119"> </text:span><text:span text:style-name="T128">gryllotalpa</text:span><text:span text:style-name="T119">, </text:span><text:span text:style-name="T128">Platynereis</text:span><text:span text:style-name="T119"> </text:span><text:span text:style-name="T128">dumerilii</text:span><text:span text:style-name="T119">.</text:span><text:bookmark-end text:name="__RefHeading__1913_970456079"/></text:p>
      <text:p text:style-name="P3"/>
      <text:p text:style-name="P8"><text:bookmark-start text:name="__RefHeading__1915_970456079"/><text:span text:style-name="T170">К</text:span>райбрежна тиня<text:bookmark-end text:name="__RefHeading__1915_970456079"/></text:p>
      <text:p text:style-name="P3"><text:bookmark-start text:name="__RefHeading__1917_970456079"/><text:soft-page-break/>Това е най-широката като пространствено разпределение биоценоза. С<text:span text:style-name="T171">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116">Г</text:span><text:span text:style-name="T104">рупировка</text:span><text:span text:style-name="T116">та</text:span><text:span text:style-name="T104"> с преобладаване на </text:span><text:span text:style-name="T128">Melinna</text:span><text:span text:style-name="T119"> </text:span><text:span text:style-name="T128">palmata</text:span><text:span text:style-name="T104"> заема по-голямата част от биоценозата, на дълбочина 14-25</text:span><text:span text:style-name="T126">m</text:span><text:span text:style-name="T104">. Много по-бедна е на видове от пясъчните биоценози; характерно е увеличено присъствие на тинестолюбивите организми (</text:span><text:span text:style-name="T128">Melinna</text:span><text:span text:style-name="T119"> </text:span><text:span text:style-name="T128">palmata</text:span><text:span text:style-name="T119">, </text:span><text:span text:style-name="T128">Aricidea</text:span><text:span text:style-name="T119"> </text:span><text:span text:style-name="T128">claudiae</text:span><text:span text:style-name="T119">, </text:span><text:span text:style-name="T128">Upogebia</text:span><text:span text:style-name="T119"> </text:span><text:span text:style-name="T128">pusilla</text:span><text:span text:style-name="T104">).</text:span><text:bookmark-end text:name="__RefHeading__1919_970456079"/></text:p>
      <text:p text:style-name="P3"><text:bookmark-start text:name="__RefHeading__1921_970456079"/><text:span text:style-name="T116">Г</text:span><text:span text:style-name="T104">рупировка с малко </text:span><text:span text:style-name="T128">M</text:span><text:span text:style-name="T133">elinna</text:span><text:span text:style-name="T119"> </text:span><text:span text:style-name="T128">palmata</text:span><text:span text:style-name="T104"> </text:span><text:span text:style-name="T116">е</text:span><text:span text:style-name="T104"> преходна към биоценозата на фазеолиновата тиня. Среща се на дълбочини 14-40</text:span><text:span text:style-name="T126">m</text:span><text:span text:style-name="T104">. Количествено </text:span><text:span text:style-name="T116">е </text:span><text:span text:style-name="T104">най-бедната; </text:span><text:span text:style-name="T116">п</text:span><text:span text:style-name="T104">реобладават полихетите (</text:span><text:span text:style-name="T128">N</text:span><text:span text:style-name="T133">ephtys</text:span><text:span text:style-name="T119"> </text:span><text:span text:style-name="T128">hombergii</text:span><text:span text:style-name="T119">, </text:span><text:span text:style-name="T128">A</text:span><text:span text:style-name="T133">ricidea</text:span><text:span text:style-name="T119"> </text:span><text:span text:style-name="T128">claudiae</text:span><text:span text:style-name="T104">), мекотелите (</text:span><text:span text:style-name="T128">Spisula</text:span><text:span text:style-name="T119"> </text:span><text:span text:style-name="T128">subtruncata</text:span><text:span text:style-name="T104">)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2">табл.</text:span>).<text:bookmark-end text:name="__RefHeading__1923_970456079"/></text:p>
      <text:p text:style-name="P7">Натура, Морска стратегия... <text:s/>- таблица!</text:p>
      <text:list xml:id="list121951126906417" text:continue-numbering="true" text:style-name="Thesis_5f_numbering">
        <text:list-item>
          <text:list>
            <text:list-item>
              <text:p text:style-name="P18">Съвременно състояние на зообентосните съобщества в Черно море</text:p>
            </text:list-item>
          </text:list>
        </text:list-item>
      </text:list>
      <text:p text:style-name="P3"><text:bookmark-start text:name="__RefHeading__1929_970456079"/><text:span text:style-name="T104">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4">.</text:span><text:bookmark-end text:name="__RefHeading__1929_970456079"/></text:p>
      <text:p text:style-name="P3"><text:bookmark-start text:name="__RefHeading__1931_970456079"/><text:span text:style-name="T104">Поради своя произход и екологични особености, Черно море се характеризира с ниско биоразнообразие в сравнение с други морета. През </text:span><text:span text:style-name="T117">19</text:span><text:span text:style-name="T104">70те и </text:span><text:span text:style-name="T117">19</text:span><text:span text:style-name="T10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4">Melinna</text:span><text:span text:style-name="T120"> </text:span><text:span text:style-name="T134">palmat</text:span><text:span text:style-name="T120">а</text:span><text:span text:style-name="T104">);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 Деградацията се усилва и от внасянето на чужди инвазивни видове </text:span><text:span text:style-name="T117">като мекотелите </text:span><text:span text:style-name="T134">Mya</text:span><text:span text:style-name="T120"> </text:span><text:span text:style-name="T130">arenaria</text:span><text:span text:style-name="T120">, </text:span><text:span text:style-name="T134">Rapana</text:span><text:span text:style-name="T120"> </text:span><text:span text:style-name="T130">venosa</text:span><text:span text:style-name="T120">, </text:span><text:span text:style-name="T134">Anadara</text:span><text:span text:style-name="T120"> kagoshimensis (=A.</text:span><text:span text:style-name="T134">inaequivalvis)</text:span><text:span text:style-name="T10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3">.</text:span><text:bookmark-end text:name="__RefHeading__1931_970456079"/></text:p>
      <text:p text:style-name="P3"><text:bookmark-start text:name="__RefHeading__1933_970456079"/><text:span text:style-name="T135">През 90те години – икономически срив, намаляване на въздействието….. </text:span><text:span text:style-name="T1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3">. </text:span><text:span text:style-name="T104">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3">(ТАБЛ?)</text:span><text:span text:style-name="T104">. Изследванията във Варненския залив показват лошо състояние и деградация на съобществата според индекса </text:span><text:span text:style-name="T123">M</text:span><text:span text:style-name="T104">-</text:span><text:span text:style-name="T123">AMBI</text:span><text:span text:style-name="T104">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text:span><text:bookmark-end text:name="__RefHeading__1933_970456079"/></text:p>
      <text:p text:style-name="P3"><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M17S</meta:editing-duration>
    <meta:editing-cycles>4</meta:editing-cycles>
    <meta:generator>LibreOffice/5.3.2.2$Linux_X86_64 LibreOffice_project/6cd4f1ef626f15116896b1d8e1398b56da0d0ee1</meta:generator>
    <meta:initial-creator>K</meta:initial-creator>
    <dc:date>2017-04-26T12:19:49.501468171</dc:date>
    <dc:creator>K</dc:creator>
    <meta:document-statistic meta:table-count="0" meta:image-count="3" meta:object-count="0" meta:page-count="15" meta:paragraph-count="84" meta:word-count="4910" meta:character-count="35327" meta:non-whitespace-character-count="30472"/>
    <meta:template xlink:type="simple" xlink:actuate="onRequest" xlink:title="thesis_styles" xlink:href="../../thesis_working/styles_templates/thesis_styles.ott" meta:date="2017-04-26T11:52:37.658128028"/>
  </office:meta>
</office:document-meta>
</file>